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language="en" fo:country="US" style:font-size-asian="12pt" style:font-size-complex="12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Preformatted_20_Text">
      <style:paragraph-properties fo:text-align="center" style:justify-single-word="false"/>
      <style:text-properties style:font-name="Times New Roman" fo:font-size="8pt" style:font-size-asian="8pt" style:font-size-complex="8pt"/>
    </style:style>
    <style:style style:name="P18" style:family="paragraph" style:parent-style-name="Standard" style:list-style-name="L1">
      <style:paragraph-properties fo:text-align="start" style:justify-single-word="false"/>
      <style:text-properties fo:font-weight="normal" style:font-weight-asian="normal" style:font-weight-complex="normal"/>
    </style:style>
    <style:style style:name="P19" style:family="paragraph" style:parent-style-name="Standard" style:list-style-name="L2">
      <style:paragraph-properties fo:text-align="start" style:justify-single-word="false"/>
      <style:text-properties fo:font-weight="normal" style:font-weight-asian="normal" style:font-weight-complex="normal"/>
    </style:style>
    <style:style style:name="P20" style:family="paragraph" style:parent-style-name="Standard" style:list-style-name="L2">
      <style:paragraph-properties fo:text-align="start" style:justify-single-word="false"/>
      <style:text-properties fo:font-style="normal" fo:font-weight="bold" style:font-style-asian="normal" style:font-weight-asian="bold" style:font-style-complex="normal" style:font-weight-complex="bold"/>
    </style:style>
    <style:style style:name="P21" style:family="paragraph" style:parent-style-name="Standard" style:list-style-name="L5">
      <style:paragraph-properties fo:text-align="start" style:justify-single-word="false"/>
      <style:text-properties fo:font-style="normal" fo:font-weight="bold" style:font-style-asian="normal" style:font-weight-asian="bold" style:font-style-complex="normal" style:font-weight-complex="bold"/>
    </style:style>
    <style:style style:name="P22" style:family="paragraph" style:parent-style-name="Standard" style:list-style-name="L2">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Standard" style:list-style-name="L1">
      <style:paragraph-properties fo:text-align="start" style:justify-single-word="false"/>
    </style:style>
    <style:style style:name="P2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7">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4">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37" style:family="paragraph" style:parent-style-name="Standard" style:list-style-name="L16">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38" style:family="paragraph" style:parent-style-name="Standard" style:list-style-name="L16">
      <style:paragraph-properties style:text-autospace="none"/>
      <style:text-properties style:font-name="Times New Roman" fo:font-size="10pt" style:font-size-asian="10pt" style:font-size-complex="10pt"/>
    </style:style>
    <style:style style:name="P39"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0" style:family="paragraph" style:parent-style-name="Standard" style:list-style-name="L15">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1" style:family="paragraph" style:parent-style-name="Standard">
      <style:paragraph-properties fo:text-align="center" style:justify-single-word="false"/>
    </style:style>
    <style:style style:name="P42" style:family="paragraph" style:parent-style-name="Text_20_body">
      <style:paragraph-properties fo:text-align="center" style:justify-single-word="false"/>
    </style:style>
    <style:style style:name="P43" style:family="paragraph" style:parent-style-name="Text_20_body">
      <style:paragraph-properties fo:margin-top="0in" fo:margin-bottom="0in" fo:text-align="center" style:justify-single-word="false"/>
    </style:style>
    <style:style style:name="P44" style:family="paragraph" style:parent-style-name="Heading_20_3">
      <style:paragraph-properties fo:text-align="center" style:justify-single-word="fals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size="12pt" style:font-size-asian="12pt" style:font-size-complex="12pt"/>
    </style:style>
    <style:style style:name="T6" style:family="text">
      <style:text-properties fo:font-size="12pt" style:font-name-asian="NimbusRomNo9L-Regu" style:font-size-asian="12pt" style:font-name-complex="NimbusRomNo9L-Regu" style:font-size-complex="12pt"/>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4" style:family="text">
      <style:text-properties fo:font-size="9pt" style:font-name-asian="OpenSymbol" style:font-size-asian="9pt" style:font-name-complex="OpenSymbol" style:font-size-complex="9pt"/>
    </style:style>
    <style:style style:name="T15" style:family="text">
      <style:text-properties fo:language="en" fo:country="US"/>
    </style:style>
    <style:style style:name="T16" style:family="text">
      <style:text-properties fo:font-size="16pt"/>
    </style:style>
    <style:style style:name="T17" style:family="text">
      <style:text-properties fo:font-size="16pt" fo:font-weight="bold" style:font-size-asian="16pt" style:font-weight-asian="bold" style:font-size-complex="16pt" style:font-weight-complex="bold"/>
    </style:style>
    <style:style style:name="T18" style:family="text">
      <style:text-properties style:font-size-asian="16pt"/>
    </style:style>
    <style:style style:name="T19" style:family="text">
      <style:text-properties style:font-weight-asian="bold"/>
    </style:style>
    <style:style style:name="T20" style:family="text">
      <style:text-properties style:font-size-complex="16pt"/>
    </style:style>
    <style:style style:name="T21" style:family="text">
      <style:text-properties style:font-weight-complex="bold"/>
    </style:style>
    <text:list-style style:name="L1">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2">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3">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4">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5">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6">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7">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8">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9">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10">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1">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12">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3">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4">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5">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6">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inFF V1.0</text:p>
      <text:p text:style-name="P1"><text:a xlink:type="simple" xlink:href="http://www.biggmatt.com/">General copyright 2006 – 2009: </text:a><text:a xlink:type="simple" xlink:href="http://www.winff.org/">http://www.winff.org</text:a></text:p>
      <text:p text:style-name="P5">Copyright of this document: 2009 Matthew Weatherford &lt;matt@biggmatt.com&gt;</text:p>
      <text:p text:style-name="P17"><text:s/><text:span text:style-name="T15">Permission is granted to copy, distribute and/or modify this document <text:s/>under the terms of the GNU Free Documentation License, Version 1.2 or any later version published by the Free Software Foundation; <text:s/>with no Invariant Sections, no Front-Cover Texts, and no Back-Cover <text:s/>Texts. <text:s/>A copy of the license should be found with this document. If you did not obtain the license, it can be found at http://www.gnu.org/licenses/fdl.html.</text:span></text:p>
      <text:p text:style-name="P1"/>
      <text:p text:style-name="P6">Introduction</text:p>
      <text:p text:style-name="P2"/>
      <text:p text:style-name="P8"><text:span text:style-name="T1"><text:tab/></text:span><text:span text:style-name="T2">WinFF is a graphical user interface for </text:span><text:span text:style-name="T7">the command line video converter FFMPEG. It runs Ffmpeg from the command line. So, you just pick your files, and, it does the rest. </text:span></text:p>
      <text:p text:style-name="P9"/>
      <text:p text:style-name="P9"><text:s text:c="12"/>WinFF doesn't actually convert any video files. It just runs FFmpeg. Therefore, It will convert any video file that FFmpeg will convert. Conversely, if FFmpeg will not convert the file, then WinFF will not either.</text:p>
      <text:p text:style-name="P9"/>
      <text:p text:style-name="P9"><text:tab/>WinFF is Open Source software. It is published under the GNU Public License Version 3. Please read License.txt or visit <text:a xlink:type="simple" xlink:href="http://www.gnu.org/">http://www.gnu.org</text:a> for more information. You may get the source from <text:a xlink:type="simple" xlink:href="http://www.winff.org/">http://www.winff.org</text:a>. FFmpeg is open source software published under the GPL v2. You can get the full source for it from <text:a xlink:type="simple" xlink:href="http://ffmpeg.mplayerhq.hu/">http://ffmpeg.mplayerhq.hu</text:a>. </text:p>
      <text:p text:style-name="P9"/>
      <text:p text:style-name="P10">Using WinFF</text:p>
      <text:p text:style-name="P11"/>
      <text:p text:style-name="P11"><text:tab/>The File List: <text:s/><text:span text:style-name="T7">a list of files to be converted</text:span></text:p>
      <text:list xml:id="list36553831" text:style-name="L1">
        <text:list-item>
          <text:p text:style-name="P18"><text:span text:style-name="T9">The Add Button</text:span> adds files to the list.</text:p>
        </text:list-item>
        <text:list-item>
          <text:p text:style-name="P18"><text:span text:style-name="T9">The Remove Button</text:span> removes the highlighted files from the list.</text:p>
        </text:list-item>
        <text:list-item>
          <text:p text:style-name="P18"><text:span text:style-name="T9">The Delete Key</text:span> also removes the highlighted files from the list.</text:p>
        </text:list-item>
        <text:list-item>
          <text:p text:style-name="P18"><text:span text:style-name="T9">The Clear Button</text:span> clears the list of files to be converted.</text:p>
          <text:p text:style-name="P18"/>
        </text:list-item>
      </text:list>
      <text:p text:style-name="P9"><text:s text:c="12"/><text:span text:style-name="T9">Output Details: </text:span></text:p>
      <text:list xml:id="list36555275" text:style-name="L2">
        <text:list-item>
          <text:p text:style-name="P19"><text:span text:style-name="T9">Convert To:</text:span> <text:s/>Choose the category of the format to convert to.</text:p>
        </text:list-item>
        <text:list-item>
          <text:p text:style-name="P19"><text:span text:style-name="T9">Device Preset:</text:span> Choose the specific format to convert to.</text:p>
        </text:list-item>
        <text:list-item>
          <text:p text:style-name="P20">Output Folder: <text:span text:style-name="T7">Where to put the converted video files.</text:span></text:p>
        </text:list-item>
        <text:list-item>
          <text:p text:style-name="P19">You may add/remove/edit the presets by choosing <text:span text:style-name="T10">Edit Presets</text:span><text:span text:style-name="T11"> from the file menu.</text:span></text:p>
          <text:p text:style-name="P22">(See <text:span text:style-name="T9">Editing Presets</text:span> further in the this document)</text:p>
        </text:list-item>
      </text:list>
      <text:p text:style-name="P13"/>
      <text:p text:style-name="P13"><text:s text:c="12"/>The Play Button: <text:span text:style-name="T7">plays the highlighted file.</text:span></text:p>
      <text:list xml:id="list37112914" text:continue-list="list36553831" text:style-name="L1">
        <text:list-item>
          <text:p text:style-name="P18">The play button is a good test for conversion. With exceptions, if FFplay will not play the file, FFmpeg will not convert it.</text:p>
        </text:list-item>
        <text:list-item>
          <text:p text:style-name="P27"><text:span text:style-name="T7">Clicking on the playing video will s</text:span>eek to percentage in file corresponding to fraction of width.</text:p>
        </text:list-item>
        <text:list-item>
          <text:p text:style-name="P27"><text:span text:style-name="T7">While Playing the following keys are available:<text:line-break/>Q and ESC – quit.<text:line-break/>F – toggles Fullscreen.<text:line-break/>P and SPACE – Pause.<text:line-break/>A – cycle audio channel.<text:line-break/>V – cycle video channel.<text:line-break/>T – cycle subtitles.<text:line-break/>W- Show audio waves. <text:line-break/></text:span><text:soft-page-break/><text:span text:style-name="T7">Left/Right – </text:span>Seek backward/forward 10 seconds. <text:span text:style-name="T7"><text:line-break/>Up/Down - Seek backward/forward 1 minute. </text:span></text:p>
        </text:list-item>
      </text:list>
      <text:p text:style-name="P12"/>
      <text:p text:style-name="P12"/>
      <text:p text:style-name="P12"><text:tab/><text:span text:style-name="T9">Convert button: </text:span>Starts the conversion process.</text:p>
      <text:list xml:id="list36565106" text:style-name="L3">
        <text:list-item>
          <text:p text:style-name="P23">Runs Ffmpeg on the files in the file list in a DOS window.</text:p>
        </text:list-item>
        <text:list-item>
          <text:p text:style-name="P23">Ffmpeg will tell you the reasons it failed, or it will show the number of seconds the current file completed.</text:p>
        </text:list-item>
        <text:list-item>
          <text:p text:style-name="P23">If Ffmpeg fails you can most likely find a way to convert your file by googling for “Ffmpeg” and the type of video file.</text:p>
        </text:list-item>
        <text:list-item>
          <text:p text:style-name="P23">Press the Pause key to pause the script. Press any key to resume.</text:p>
        </text:list-item>
        <text:list-item>
          <text:p text:style-name="P23">Press the Q key to quit encoding the current file, and continue on to the next one.</text:p>
        </text:list-item>
      </text:list>
      <text:p text:style-name="P12"/>
      <text:p text:style-name="P12"/>
      <text:p text:style-name="P13"><text:tab/>File Menu</text:p>
      <text:list xml:id="list36570906" text:style-name="L4">
        <text:list-item>
          <text:p text:style-name="P24"><text:span text:style-name="T9">Import Preset:</text:span> Imports presets from a WFF file</text:p>
        </text:list-item>
        <text:list-item>
          <text:p text:style-name="P24"><text:span text:style-name="T9">Exit:</text:span> closes the program</text:p>
        </text:list-item>
      </text:list>
      <text:p text:style-name="P12"/>
      <text:p text:style-name="P13"><text:tab/>Edit Menu</text:p>
      <text:list xml:id="list37124812" text:continue-list="list36570906" text:style-name="L4">
        <text:list-item text:start-value="1">
          <text:p text:style-name="P24"><text:span text:style-name="T9">Presets:</text:span> Opens the Preset Editor.</text:p>
        </text:list-item>
        <text:list-item>
          <text:p text:style-name="P24"><text:span text:style-name="T9">Preferences:</text:span> Opens the Preferences.</text:p>
        </text:list-item>
      </text:list>
      <text:p text:style-name="P12"/>
      <text:p text:style-name="P13"><text:tab/>Options Menu</text:p>
      <text:list xml:id="list37114989" text:continue-list="list37124812" text:style-name="L4">
        <text:list-item text:start-value="1">
          <text:p text:style-name="P24"><text:span text:style-name="T9">Additional Options:</text:span> Shows the Additional Options</text:p>
        </text:list-item>
        <text:list-item>
          <text:p text:style-name="P24"><text:span text:style-name="T9">Display CMD Line:</text:span> Displays the script to be run instead of converting.</text:p>
        </text:list-item>
        <text:list-item>
          <text:p text:style-name="P24"><text:span text:style-name="T9">Pause on Finish:</text:span> Pauses the script at the end of conversion </text:p>
        </text:list-item>
        <text:list-item>
          <text:p text:style-name="P24"><text:span text:style-name="T9">Shutdown on Finish</text:span>: Shuts down the computer when finished converting</text:p>
        </text:list-item>
      </text:list>
      <text:p text:style-name="P13"><text:tab/></text:p>
      <text:p text:style-name="P13"><text:tab/>Help Menu</text:p>
      <text:list xml:id="list37125328" text:continue-list="list37114989" text:style-name="L4">
        <text:list-item text:start-value="1">
          <text:p text:style-name="P24"><text:span text:style-name="T9">Documentation:</text:span> Shows this Document.</text:p>
        </text:list-item>
        <text:list-item>
          <text:p text:style-name="P24"><text:span text:style-name="T9">WinFF Website:</text:span> Browses to WinFF.org.</text:p>
        </text:list-item>
        <text:list-item>
          <text:p text:style-name="P24"><text:span text:style-name="T9">WinFF Forums:</text:span> Browses to the WinFF Forums </text:p>
        </text:list-item>
        <text:list-item>
          <text:p text:style-name="P24"><text:span text:style-name="T9">About:</text:span> Show the Credits </text:p>
        </text:list-item>
      </text:list>
      <text:p text:style-name="P13"/>
      <text:p text:style-name="P13"><text:tab/>Additional Options: <text:span text:style-name="T7">Common options for most video conversions</text:span></text:p>
      <text:list xml:id="list36558476" text:style-name="L5">
        <text:list-item>
          <text:p text:style-name="P25"><text:span text:style-name="T9">Video Bitrate:</text:span> The default video bitrate if not specified is 200kb/s. The video bitrate is specified in kb/s. So, 546 would be 546 kb/s.</text:p>
        </text:list-item>
        <text:list-item>
          <text:p text:style-name="P25"><text:span text:style-name="T9">Video Frame Rate: </text:span>Frames per second of the output video. </text:p>
        </text:list-item>
        <text:list-item>
          <text:p text:style-name="P21">Video Size: <text:span text:style-name="T7">The size is the height and width of the output video. For example: 704x480 is the standard size for NTSC DVD. It should be specified in the format [width]x[height]. For example, 320 by 240 would be 320x240. </text:span></text:p>
        </text:list-item>
        <text:list-item>
          <text:p text:style-name="P21">Aspect Ratio: <text:span text:style-name="T7">sets the aspect ratio for the output video. (4:3, 16:9, 1.3333 or <text:s/>1.777). The default is the same as the input video.</text:span></text:p>
        </text:list-item>
        <text:list-item>
          <text:p text:style-name="P25"><text:span text:style-name="T9">Audio Bitrate:</text:span> set the audio bitrate in kbits/second. The default is 64kb/s.</text:p>
        </text:list-item>
        <text:list-item>
          <text:p text:style-name="P21">Audio Sampling Rate: <text:span text:style-name="T7">The samples per second of the audio, specified in Hertz. The Default is 44100h.</text:span></text:p>
        </text:list-item>
        <text:list-item>
          <text:p text:style-name="P21">AC<text:span text:style-name="T7">: Specifies the number of audio channels.</text:span></text:p>
        </text:list-item>
        <text:list-item>
          <text:p text:style-name="P21">2 pass<text:span text:style-name="T7">: Runs two passes of FFmpeg on a video for higher quality.</text:span></text:p>
        </text:list-item>
        <text:list-item>
          <text:p text:style-name="P21">Deinterlace<text:span text:style-name="T7">: removes interlacing from the video.</text:span></text:p>
        </text:list-item>
      </text:list>
      <text:p text:style-name="P12"><text:soft-page-break/></text:p>
      <text:p text:style-name="P13"><text:tab/>Additional Command Line Parameters: <text:span text:style-name="T7">For advanced users.</text:span></text:p>
      <text:list xml:id="list36559657" text:style-name="L6">
        <text:list-item>
          <text:p text:style-name="P26">This allows you to specify any legal FFmpeg options</text:p>
        </text:list-item>
        <text:list-item>
          <text:p text:style-name="P26">Beware of specifying one that is specified already in the additional options.</text:p>
        </text:list-item>
        <text:list-item>
          <text:p text:style-name="P26">An example: “-ss 00:01:00” would seek to 1 minute into the video before converting</text:p>
        </text:list-item>
        <text:list-item>
          <text:p text:style-name="P26">Please see the FFmpeg Documentation for a complete list of options</text:p>
        </text:list-item>
      </text:list>
      <text:p text:style-name="P12"/>
      <text:p text:style-name="P12"/>
      <text:p text:style-name="P12"/>
      <text:p text:style-name="P12"/>
      <text:p text:style-name="P12"/>
      <text:p text:style-name="P7">Editing Presets</text:p>
      <text:p text:style-name="P7"/>
      <text:p text:style-name="P3"><text:tab/>The presets editor is open by choosing “Presets” from the Edit menu. Once open you will see the list of presets. Clicking a Preset will fill the boxes below with the selected preset's information. </text:p>
      <text:p text:style-name="P3"/>
      <text:p text:style-name="P4"><text:tab/>Preset Name: <text:span text:style-name="T7">This is an internal name used in the xml file.</text:span></text:p>
      <text:list xml:id="list36580583" text:style-name="L7">
        <text:list-item>
          <text:p text:style-name="P29">It must follow all the rules of an XML tag name.</text:p>
        </text:list-item>
        <text:list-item>
          <text:p text:style-name="P29">Namely one word, only letters and number.</text:p>
        </text:list-item>
        <text:list-item>
          <text:p text:style-name="P29">If the preset name is the same as another preset the existing preset will be replaced by the current information.</text:p>
        </text:list-item>
      </text:list>
      <text:p text:style-name="P4"/>
      <text:p text:style-name="P3"><text:span text:style-name="T9"><text:tab/>Preset Label:</text:span> This is the label shown in the list of presets shown on the main window</text:p>
      <text:list xml:id="list36581276" text:style-name="L8">
        <text:list-item>
          <text:p text:style-name="P30">It may contain any characters you wish.</text:p>
        </text:list-item>
        <text:list-item>
          <text:p text:style-name="P30">It should be descriptive.</text:p>
        </text:list-item>
        <text:list-item>
          <text:p text:style-name="P30">About 40 characters max visible. Extra will be shown as <text:s/>“...”</text:p>
        </text:list-item>
      </text:list>
      <text:p text:style-name="P3"/>
      <text:p text:style-name="P4"><text:tab/>Preset Command Line Parameters: <text:span text:style-name="T7">This is the FFmpeg parameters for the preset.</text:span></text:p>
      <text:list xml:id="list36584359" text:style-name="L9">
        <text:list-item>
          <text:p text:style-name="P31">The params will be specified after “-i inputfile” and before the output filename.</text:p>
        </text:list-item>
        <text:list-item>
          <text:p text:style-name="P31">Spacing of params should be the same as if the were typed into the command line.</text:p>
        </text:list-item>
        <text:list-item>
          <text:p text:style-name="P31">Spacing before and after the params will be handled automatically</text:p>
        </text:list-item>
        <text:list-item>
          <text:p text:style-name="P31">It is not advisable to specify params such as <text:s/>frame rate (“-r”) and audio rate (“-ar”) that are specified in the additional options.</text:p>
        </text:list-item>
        <text:list-item>
          <text:p text:style-name="P31">Do not specify the input or output file names.</text:p>
        </text:list-item>
        <text:list-item>
          <text:p text:style-name="P31">Existing Presets are great examples.</text:p>
        </text:list-item>
      </text:list>
      <text:p text:style-name="P3"><text:line-break/><text:span text:style-name="T9"><text:tab/>Preset Extension: </text:span>The file extension of the output files.</text:p>
      <text:list xml:id="list36579141" text:style-name="L10">
        <text:list-item>
          <text:p text:style-name="P32">This also specifies the container format for the file.</text:p>
        </text:list-item>
        <text:list-item>
          <text:p text:style-name="P32">Use “-f “ in the params to force a particular format.</text:p>
        </text:list-item>
      </text:list>
      <text:p text:style-name="P3"/>
      <text:p text:style-name="P3"><text:span text:style-name="T9"><text:tab/>Preset Category: </text:span>The Category for the Preset to be shown in.</text:p>
      <text:list xml:id="list37123722" text:continue-list="list36579141" text:style-name="L10">
        <text:list-item text:start-value="1">
          <text:p text:style-name="P32">To create a new category, just type a new name.</text:p>
        </text:list-item>
        <text:list-item>
          <text:p text:style-name="P32">To use an existing category, enter the category.</text:p>
        </text:list-item>
      </text:list>
      <text:p text:style-name="P3"/>
      <text:p text:style-name="P4"><text:tab/>Add/Update Button: <text:span text:style-name="T7">adds or updates the current preset</text:span></text:p>
      <text:list xml:id="list36573339" text:style-name="L11">
        <text:list-item>
          <text:p text:style-name="P33">You will be asked to confirm the addition or update.</text:p>
        </text:list-item>
        <text:list-item>
          <text:p text:style-name="P33">Once a preset is add it will be available in the main window but is not saved to disk until the SAVE button is pressed.</text:p>
        </text:list-item>
      </text:list>
      <text:p text:style-name="P3"><text:soft-page-break/><text:tab/></text:p>
      <text:p text:style-name="P4"><text:tab/>Delete Button: <text:span text:style-name="T7">Deletes the current preset.</text:span></text:p>
      <text:p text:style-name="P3"/>
      <text:p text:style-name="P4"><text:tab/>SAVE Button: <text:span text:style-name="T7">Saves the presets to presets.xml</text:span></text:p>
      <text:list xml:id="list36568507" text:style-name="L12">
        <text:list-item>
          <text:p text:style-name="P34">Saves all the presets and refreshes the list</text:p>
        </text:list-item>
      </text:list>
      <text:p text:style-name="P3"/>
      <text:p text:style-name="P4"><text:tab/>Close Button: <text:span text:style-name="T7">Close the preset editor.</text:span></text:p>
      <text:list xml:id="list36565478" text:style-name="L13">
        <text:list-item>
          <text:p text:style-name="P35">Closes the window but does not save</text:p>
        </text:list-item>
        <text:list-item>
          <text:p text:style-name="P35">Preset changes are available in the main window, but not saved.</text:p>
        </text:list-item>
        <text:list-item>
          <text:p text:style-name="P35">If you have not saved, the next time WinFF is started the presets will revert.<text:span text:style-name="T9"><text:tab/></text:span></text:p>
        </text:list-item>
      </text:list>
      <text:p text:style-name="P4"/>
      <text:p text:style-name="P14"><text:span text:style-name="T1"><text:tab/></text:span><text:span text:style-name="T12">Import Button: </text:span><text:span text:style-name="T13">Imports a presets from a file.</text:span></text:p>
      <text:list xml:id="list36568557" text:style-name="L14">
        <text:list-item>
          <text:p text:style-name="P36"><text:span text:style-name="T14"><text:s/></text:span><text:span text:style-name="T6">Name and Label must be unique</text:span></text:p>
        </text:list-item>
        <text:list-item>
          <text:p text:style-name="P36"><text:span text:style-name="T14"><text:s/></text:span><text:span text:style-name="T6">WinFF presets are saved as “.wff” files</text:span></text:p>
        </text:list-item>
        <text:list-item>
          <text:p text:style-name="P39">When importing if a preset already exists, WinFF will ask to replace it.</text:p>
          <text:p text:style-name="P39"/>
        </text:list-item>
      </text:list>
      <text:p text:style-name="P15"><text:span text:style-name="T1"><text:tab/>Export Button</text:span><text:span text:style-name="T5">: </text:span><text:span text:style-name="T6">Exports presets to a file</text:span></text:p>
      <text:list xml:id="list36572847" text:style-name="L15">
        <text:list-item>
          <text:p text:style-name="P40">Select the presets to export from the list.</text:p>
        </text:list-item>
      </text:list>
      <text:list xml:id="list36582041" text:style-name="L16">
        <text:list-item>
          <text:p text:style-name="P37"><text:span text:style-name="T14"><text:s/></text:span><text:span text:style-name="T6">WinFF presets are saved as “.wff”</text:span></text:p>
        </text:list-item>
        <text:list-item>
          <text:p text:style-name="P38"><text:span text:style-name="T14"><text:s/></text:span><text:span text:style-name="T6">.wff files are the same format as the main presets file</text:span></text:p>
        </text:list-item>
      </text:list>
      <text:p text:style-name="P7"/>
      <text:p text:style-name="P7">General Preferences</text:p>
      <text:p text:style-name="P3"/>
      <text:p text:style-name="P3"><text:tab/>The <text:span text:style-name="T9">Default Directory</text:span> is the directory that will be set as the destination directory at start up. If <text:span text:style-name="T9">Remember Last</text:span> is checked then WinFF will remember the destination directory from the last time it was ran. </text:p>
      <text:p text:style-name="P3"/>
      <text:p text:style-name="P3"><text:tab/><text:span text:style-name="T9">Multithreading</text:span> for dual core processors uses FFmpeg's -threads 2 parameter. It work on some codecs but not all and the codecs it works on is various in Windows and Linux.</text:p>
      <text:p text:style-name="P3"/>
      <text:p text:style-name="P3"><text:tab/><text:span text:style-name="T9">Priority</text:span> is the priority for the FFmpeg process when converting. Setting to high will use all resources available to get done faster. Setting the Priority to Idle will only convert when the computer is doing nothing. In Linux a user is not allowed to set a priority higher than normal. So setting the priority to high will have no effect, unless WinFF is ran as root, which is not advisable.</text:p>
      <text:p text:style-name="P3"/>
      <text:p text:style-name="P7">Preferences For Windows XP</text:p>
      <text:p text:style-name="P3"/>
      <text:p text:style-name="P3"><text:tab/>First things first: If WinFF is running under Windows the Linux/Unix tab is completely non-functional. Don't worry about screwing anything up, cause it just won't happen.</text:p>
      <text:p text:style-name="P3"/>
      <text:p text:style-name="P8"><text:span text:style-name="T3"><text:tab/></text:span><text:span text:style-name="T4">The path to FFmpeg.exe</text:span><text:span text:style-name="T3"> is the full path to ffmpeg. Such as:<text:line-break/> <text:s text:c="10"/>“</text:span>C:\Program Files\Win<text:span text:style-name="T3">FF\winff.exe”<text:line-break/>You may change this to any location you have installed FFmpeg.exe. If you leave this blank, WinFF will automatically revert to the location of WinFF.exe and assume FFmpeg.exe is in the same directory.</text:span></text:p>
      <text:p text:style-name="P3"/>
      <text:p text:style-name="P3"><text:tab/><text:span text:style-name="T9">The path to ffplay.exe</text:span> functions exactly like the path to ffmpeg.exe, except it should point to ffplay.exe. </text:p>
      <text:p text:style-name="P3"/>
      <text:p text:style-name="P3"><text:soft-page-break/><text:tab/><text:span text:style-name="T9">Use CHCP for international characters</text:span> set the code page for the command prompt with the 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3"/>
      <text:p text:style-name="P7">Preferences For Unix/Linux</text:p>
      <text:p text:style-name="P3"/>
      <text:p text:style-name="P3"><text:tab/>Vice versa to Windows: If WinFF is running under Linux or another flavor of Unix. The Windows tab is completely non-functional. Don't worry about screwing anything up, cause it just won't happen.</text:p>
      <text:p text:style-name="P3"/>
      <text:p text:style-name="P3"><text:tab/>The <text:span text:style-name="T9">Path to FFmpeg</text:span> is the full path to FFmpeg. Such as “/usr/bin/ffmpeg” You may change this to any location you have installed FFmpeg. The first time WinFF is ran, and anytime there after that “~/.winff/cfg.xml” is not found (such as the user deleting it), WinFF will look for FFmpeg in “/usr/bin” and “/usr/local/bin”.</text:p>
      <text:p text:style-name="P3"/>
      <text:p text:style-name="P3"><text:tab/>The <text:span text:style-name="T9">Path to FFplay</text:span> functions exactly like the path to FFmpeg, except it should point to FFplay. </text:p>
      <text:p text:style-name="P3"/>
      <text:p text:style-name="P8"><text:span text:style-name="T3"><text:tab/>The </text:span><text:span text:style-name="T4">Terminal</text:span><text:span text:style-name="T3"> to Use is the full path to the terminal you wish to use. WinFF defaults to Xterm as almost all X-windows systems have Xterm installed. On Debian/Ubuntu Based system,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text:span>/usr/X11R6/bin/xterm<text:span text:style-name="T3">”.</text:span></text:p>
      <text:p text:style-name="P3"/>
      <text:p text:style-name="P3"><text:tab/>The <text:span text:style-name="T9">Terminal Options</text:span> can be anything you like, but must include as the last option, the option to execute the remainder of the command line. Again for example, Xterm uses “-e”, and Gnome-Terminal uses “-x”.</text:p>
      <text:p text:style-name="P3"/>
      <text:p text:style-name="P3"/>
      <text:p text:style-name="P7">Further Reading</text:p>
      <text:p text:style-name="P3"/>
      <text:p text:style-name="P3"><text:tab/>For more in depth information on the FFmpeg command line please see <text:a xlink:type="simple" xlink:href="http://ffmpeg.mplayerhq.hu/ffmpeg-doc.html">http://ffmpeg.mplayerhq.hu/ffmpeg-doc.html</text:a>. It contains the entire list of options and formats the can be set using FFmpeg. Googling for FFmpeg and the format will give you some examples. Also <text:s/>existing presets will give you some good example of what should be specified.</text:p>
      <text:p text:style-name="P3"/>
      <text:p text:style-name="P3"/>
      <text:p text:style-name="P7">Credits</text:p>
      <text:p text:style-name="P7"/>
      <text:p text:style-name="P41"><text:span text:style-name="T17">Written by Matthew Weatherford<text:line-break/></text:span><text:span text:style-name="T17">Debian and Ubuntu Packages by Paul Gevers<text:line-break/>Additional Programing by Ian Stoffberg<text:line-break/>High Quality Presets by Gmaq.</text:span></text:p>
      <text:h text:style-name="P44" text:outline-level="3" text:is-list-header="true"><text:soft-page-break/>Thanks to: </text:h>
      <text:p text:style-name="P43">Chris Bidmead for scripting ideas. </text:p>
      <text:p text:style-name="P43">Neil Hinton for 95/98/ME Compatibility.</text:p>
      <text:p text:style-name="P42">Iconsdesigns.com for their NeuvoXT 2 GPL Icons. </text:p>
      <text:h text:style-name="P44" text:outline-level="3" text:is-list-header="true">Translators:</text:h>
      <text:p text:style-name="P43">Brazilian Portuguese translation by Nighto. </text:p>
      <text:p text:style-name="P43">Bulgarian translation by Simeon Uzunov. </text:p>
      <text:p text:style-name="P43">Dutch translation by Roger Gabriels. </text:p>
      <text:p text:style-name="P43">German translation by Kai Evers. </text:p>
      <text:p text:style-name="P43">Italian translation by Roberto Calamante. </text:p>
      <text:p text:style-name="P43">Polish translation by Marcin Trybus. </text:p>
      <text:p text:style-name="P43">Portuguese translation by Louis Torrao. </text:p>
      <text:p text:style-name="P42">Serbian Translation by Predrag Tomasevic<text:line-break/>Spanish translation by Victor Paese.<text:line-break/>Traditional Chinese translation by Chung Yu.<text:line-break/>Turkish translation by Emre Erkan. </text:p>
      <text:p text:style-name="P42"><text:span text:style-name="T7"/></text:p>
      <text:p text:style-name="P42"><text:span text:style-name="T7"/></text:p>
      <text:p text:style-name="P4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Big Matt</meta:initial-creator>
    <meta:creation-date>2006-09-10T02:00:21</meta:creation-date>
    <dc:date>2009-02-21T17:00:39.29</dc:date>
    <meta:editing-cycles>11</meta:editing-cycles>
    <meta:editing-duration>PT02H33M35S</meta:editing-duration>
    <meta:document-statistic meta:table-count="0" meta:image-count="0" meta:object-count="0" meta:page-count="6" meta:paragraph-count="136" meta:word-count="2005" meta:character-count="11568"/>
    <meta:user-defined meta:name="Info 1"/>
    <meta:user-defined meta:name="Info 2"/>
    <meta:user-defined meta:name="Info 3"/>
    <meta:user-defined meta:name="Info 4"/>
  </office:meta>
</office:document-meta>
</file>